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87.26mm"/>
    </style:style>
    <style:style style:name="co3" style:family="table-column">
      <style:table-column-properties fo:break-before="auto" style:column-width="39.55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192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3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47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3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0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5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44"/>
        <table:table-column table:style-name="co4" table:default-cell-style-name="ce39"/>
        <table:table-column table:style-name="co6" table:default-cell-style-name="ce192"/>
        <table:table-column table:style-name="co7" table:default-cell-style-name="ce95"/>
        <table:table-column table:style-name="co8" table:default-cell-style-name="ce95"/>
        <table:table-column table:style-name="co8" table:default-cell-style-name="ce44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4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5" calcext:value-type="percentage">
            <text:p>50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44" table:content-validation-name="val1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11-12" calcext:value-type="date" table:number-columns-spanned="4" table:number-rows-spanned="1">
            <text:p>lundi 12 nov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4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41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52" calcext:value-type="float">
            <text:p>52</text:p>
          </table:table-cell>
          <table:table-cell table:style-name="ce43" table:content-validation-name="val1" table:formula="of:=MAX([.F11:.F41])" office:value-type="date" office:date-value="2018-11-06" calcext:value-type="date">
            <text:p>06-nov.-2018</text:p>
          </table:table-cell>
          <table:table-cell table:style-name="ce82" table:content-validation-name="val1" table:formula="of:=SUMPRODUCT([.G11]+[.G38]+[.G46]+[.G55]+[.G65];[.E11]+[.E38]+[.E46]+[.E55]+[.E65])/SUM([.E11]+[.E38]+[.E46]+[.E55]+[.E65])" office:value-type="percentage" office:value="5" calcext:value-type="percentage">
            <text:p>500%</text:p>
          </table:table-cell>
          <table:table-cell table:style-name="ce99" table:content-validation-name="val1" table:formula="of:=[.F10]-[.D10]+1" office:value-type="float" office:value="72" calcext:value-type="float">
            <text:p>72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4];[.E12:.E34])/SUM([.E12:.E34])" office:value-type="percentage" office:value="1" calcext:value-type="percentage">
            <text:p>100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13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79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79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28]&gt;0;WORKDAY([.D28];[.E28]-1); &quot;&quot;)">
            <text:p/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>
            <text:p/>
          </table:table-cell>
          <table:table-cell table:style-name="ce109" table:content-validation-name="val1" table:formula="of:=IF(ISNUMBER([.E28]);ROUNDDOWN([.E28]*[.G28]);&quot;&quot;)">
            <text:p/>
          </table:table-cell>
          <table:table-cell table:style-name="ce116" table:content-validation-name="val1" table:formula="of:=IF(ISNUMBER([.E28]);[.E28]-[.I28];&quot;&quot;)">
            <text:p/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29]&gt;0;WORKDAY([.D29];[.E29]-1); &quot;&quot;)">
            <text:p/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>
            <text:p/>
          </table:table-cell>
          <table:table-cell table:style-name="ce109" table:content-validation-name="val1" table:formula="of:=IF(ISNUMBER([.E29]);ROUNDDOWN([.E29]*[.G29]);&quot;&quot;)">
            <text:p/>
          </table:table-cell>
          <table:table-cell table:style-name="ce116" table:content-validation-name="val1" table:formula="of:=IF(ISNUMBER([.E29]);[.E29]-[.I29];&quot;&quot;)">
            <text:p/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0]&gt;0;WORKDAY([.D30];[.E30]-1); &quot;&quot;)">
            <text:p/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>
            <text:p/>
          </table:table-cell>
          <table:table-cell table:style-name="ce109" table:content-validation-name="val1" table:formula="of:=IF(ISNUMBER([.E30]);ROUNDDOWN([.E30]*[.G30]);&quot;&quot;)">
            <text:p/>
          </table:table-cell>
          <table:table-cell table:style-name="ce116" table:content-validation-name="val1" table:formula="of:=IF(ISNUMBER([.E30]);[.E30]-[.I30];&quot;&quot;)">
            <text:p/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1]&gt;0;WORKDAY([.D31];[.E31]-1); &quot;&quot;)">
            <text:p/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>
            <text:p/>
          </table:table-cell>
          <table:table-cell table:style-name="ce109" table:content-validation-name="val1" table:formula="of:=IF(ISNUMBER([.E31]);ROUNDDOWN([.E31]*[.G31]);&quot;&quot;)">
            <text:p/>
          </table:table-cell>
          <table:table-cell table:style-name="ce116" table:content-validation-name="val1" table:formula="of:=IF(ISNUMBER([.E31]);[.E31]-[.I31];&quot;&quot;)">
            <text:p/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79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 office:value-type="string" calcext:value-type="string">
            <text:p>Conclus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3]&gt;0;WORKDAY([.D33];[.E33]-1); &quot;&quot;)">
            <text:p/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>
            <text:p/>
          </table:table-cell>
          <table:table-cell table:style-name="ce109" table:content-validation-name="val1" table:formula="of:=IF(ISNUMBER([.E33]);ROUNDDOWN([.E33]*[.G33]);&quot;&quot;)">
            <text:p/>
          </table:table-cell>
          <table:table-cell table:style-name="ce116" table:content-validation-name="val1" table:formula="of:=IF(ISNUMBER([.E33]);[.E33]-[.I33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2</text:p>
          </table:table-cell>
          <table:table-cell table:style-name="ce24" table:content-validation-name="val1" office:value-type="string" calcext:value-type="string">
            <text:p>Biblographi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4]&gt;0;WORKDAY([.D34];[.E34]-1); &quot;&quot;)">
            <text:p/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>
            <text:p/>
          </table:table-cell>
          <table:table-cell table:style-name="ce109" table:content-validation-name="val1" table:formula="of:=IF(ISNUMBER([.E34]);ROUNDDOWN([.E34]*[.G34]);&quot;&quot;)">
            <text:p/>
          </table:table-cell>
          <table:table-cell table:style-name="ce116" table:content-validation-name="val1" table:formula="of:=IF(ISNUMBER([.E34]);[.E34]-[.I34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4</text:p>
          </table:table-cell>
          <table:table-cell table:style-name="ce79" table:content-validation-name="val1" office:value-type="string" calcext:value-type="string">
            <text:p>Extras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4.1</text:p>
          </table:table-cell>
          <table:table-cell table:style-name="ce24" table:content-validation-name="val1" office:value-type="string" calcext:value-type="string">
            <text:p>Animation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6]&gt;0;WORKDAY([.D36];[.E36]-1); &quot;&quot;)">
            <text:p/>
          </table:table-cell>
          <table:table-cell table:style-name="ce222" table:content-validation-name="val1" office:value-type="percentage" office:value="0.8" calcext:value-type="percentage">
            <text:p>80%</text:p>
          </table:table-cell>
          <table:table-cell table:style-name="ce101" table:content-validation-name="val1" table:formula="of:=IF(ISNUMBER([.F36]);[.F36]-[.D36]+1;&quot;&quot;)">
            <text:p/>
          </table:table-cell>
          <table:table-cell table:style-name="ce109" table:content-validation-name="val1" table:formula="of:=IF(ISNUMBER([.E36]);ROUNDDOWN([.E36]*[.G36]);&quot;&quot;)">
            <text:p/>
          </table:table-cell>
          <table:table-cell table:style-name="ce116" table:content-validation-name="val1" table:formula="of:=IF(ISNUMBER([.E36]);[.E36]-[.I36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4.2</text:p>
          </table:table-cell>
          <table:table-cell table:style-name="ce24" table:content-validation-name="val1" office:value-type="string" calcext:value-type="string">
            <text:p>Not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7]&gt;0;WORKDAY([.D37];[.E37]-1); &quot;&quot;)">
            <text:p/>
          </table:table-cell>
          <table:table-cell table:style-name="ce223" table:content-validation-name="val1" office:value-type="percentage" office:value="0.1" calcext:value-type="percentage">
            <text:p>10%</text:p>
          </table:table-cell>
          <table:table-cell table:style-name="ce101" table:content-validation-name="val1" table:formula="of:=IF(ISNUMBER([.F37]);[.F37]-[.D37]+1;&quot;&quot;)">
            <text:p/>
          </table:table-cell>
          <table:table-cell table:style-name="ce109" table:content-validation-name="val1" table:formula="of:=IF(ISNUMBER([.E37]);ROUNDDOWN([.E37]*[.G37]);&quot;&quot;)">
            <text:p/>
          </table:table-cell>
          <table:table-cell table:style-name="ce116" table:content-validation-name="val1" table:formula="of:=IF(ISNUMBER([.E37]);[.E37]-[.I37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9:.D85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8];[.F38])" office:value-type="float" office:value="37" calcext:value-type="float">
            <text:p>37</text:p>
          </table:table-cell>
          <table:table-cell table:style-name="ce232" table:content-validation-name="val1" table:formula="of:=MAX([.F39:.F85])" office:value-type="date" office:date-value="2018-11-06" calcext:value-type="date">
            <text:p>06-nov.-2018</text:p>
          </table:table-cell>
          <table:table-cell table:style-name="ce236" table:content-validation-name="val1" table:formula="of:=SUMPRODUCT([.G39:.G41];[.E39:.E41])/SUM([.E39:.E41])" office:value-type="percentage" office:value="1" calcext:value-type="percentage">
            <text:p>100%</text:p>
          </table:table-cell>
          <table:table-cell table:style-name="ce470" table:content-validation-name="val1" table:formula="of:=[.F38]-[.D38]+1" office:value-type="float" office:value="51" calcext:value-type="float">
            <text:p>51</text:p>
          </table:table-cell>
          <table:table-cell table:style-name="ce482" table:content-validation-name="val1" table:formula="of:=SUM([.I39:.I85])" office:value-type="float" office:value="49" calcext:value-type="float">
            <text:p>49</text:p>
          </table:table-cell>
          <table:table-cell table:style-name="ce482" table:content-validation-name="val1" table:formula="of:=SUM([.J39:.J85])" office:value-type="float" office:value="0" calcext:value-type="float">
            <text:p>0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9]&gt;0;WORKDAY([.D39];[.E3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9]);[.F39]-[.D39]+1;&quot;&quot;)">
            <text:p/>
          </table:table-cell>
          <table:table-cell table:style-name="ce478" table:content-validation-name="val1" table:formula="of:=IF(ISNUMBER([.E39]);ROUNDDOWN([.E39]*[.G39]);&quot;&quot;)">
            <text:p/>
          </table:table-cell>
          <table:table-cell table:style-name="ce490" table:content-validation-name="val1" table:formula="of:=IF(ISNUMBER([.E39]);[.E39]-[.I39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1</text:p>
          </table:table-cell>
          <table:table-cell table:style-name="ce176" table:content-validation-name="val1" office:value-type="string" calcext:value-type="string">
            <text:p>Caractéristiques du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0]&gt;0;WORKDAY([.D40];[.E40]-1); &quot;&quot;)" office:value-type="date" office:date-value="2018-09-17" calcext:value-type="date">
            <text:p>17-sept.-2018</text:p>
          </table:table-cell>
          <table:table-cell table:style-name="ce240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0]);[.F40]-[.D40]+1;&quot;&quot;)" office:value-type="float" office:value="1" calcext:value-type="float">
            <text:p>1</text:p>
          </table:table-cell>
          <table:table-cell table:style-name="ce109" table:content-validation-name="val1" table:formula="of:=IF(ISNUMBER([.E40]);ROUNDDOWN([.E40]*[.G40]);&quot;&quot;)" office:value-type="float" office:value="1" calcext:value-type="float">
            <text:p>1</text:p>
          </table:table-cell>
          <table:table-cell table:style-name="ce116" table:content-validation-name="val1" table:formula="of:=IF(ISNUMBER([.E40]);[.E40]-[.I40];&quot;&quot;)" office:value-type="float" office:value="0" calcext:value-type="float">
            <text:p>0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2</text:p>
          </table:table-cell>
          <table:table-cell table:style-name="ce176" table:content-validation-name="val1" office:value-type="string" calcext:value-type="string">
            <text:p>Scilab modéle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 table:formula="of:=IF([.E41]&gt;0;WORKDAY([.D41];[.E41]-1); &quot;&quot;)">
            <text:p/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1]);[.F41]-[.D41]+1;&quot;&quot;)">
            <text:p/>
          </table:table-cell>
          <table:table-cell table:style-name="ce109" table:content-validation-name="val1" table:formula="of:=IF(ISNUMBER([.E41]);ROUNDDOWN([.E41]*[.G41]);&quot;&quot;)">
            <text:p/>
          </table:table-cell>
          <table:table-cell table:style-name="ce116" table:content-validation-name="val1" table:formula="of:=IF(ISNUMBER([.E41]);[.E41]-[.I41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2</text:p>
          </table:table-cell>
          <table:table-cell table:style-name="ce169" table:content-validation-name="val1" office:value-type="string" calcext:value-type="string">
            <text:p>Mesure des écarts motor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2]&gt;0;WORKDAY([.D42];[.E42]-1); &quot;&quot;)">
            <text:p/>
          </table:table-cell>
          <table:table-cell table:style-name="ce258" table:content-validation-name="val1" office:value-type="percentage" office:value="0" calcext:value-type="percentage">
            <text:p>0%</text:p>
          </table:table-cell>
          <table:table-cell table:style-name="ce466" table:content-validation-name="val1" table:formula="of:=IF(ISNUMBER([.F42]);[.F42]-[.D42]+1;&quot;&quot;)">
            <text:p/>
          </table:table-cell>
          <table:table-cell table:style-name="ce478" table:content-validation-name="val1" table:formula="of:=IF(ISNUMBER([.E42]);ROUNDDOWN([.E42]*[.G42]);&quot;&quot;)">
            <text:p/>
          </table:table-cell>
          <table:table-cell table:style-name="ce490" table:content-validation-name="val1" table:formula="of:=IF(ISNUMBER([.E42]);[.E42]-[.I42];&quot;&quot;)">
            <text:p/>
          </table:table-cell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1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1 <text:s text:c="22"/>Modélisation sur scil</text:p>
          </table:table-cell>
          <table:table-cell table:style-name="ce176" table:content-validation-name="val1" office:value-type="string" calcext:value-type="string">
            <text:p>Modélisation sur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 table:formula="of:=IF([.E43]&gt;0;WORKDAY([.D43];[.E43]-1); &quot;&quot;)">
            <text:p/>
          </table:table-cell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3]);[.F43]-[.D43]+1;&quot;&quot;)">
            <text:p/>
          </table:table-cell>
          <table:table-cell table:style-name="ce109" table:content-validation-name="val1" table:formula="of:=IF(ISNUMBER([.E43]);ROUNDDOWN([.E43]*[.G43]);&quot;&quot;)">
            <text:p/>
          </table:table-cell>
          <table:table-cell table:style-name="ce116" table:content-validation-name="val1" table:formula="of:=IF(ISNUMBER([.E43]);[.E43]-[.I43];&quot;&quot;)">
            <text:p/>
          </table:table-cell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2 <text:s text:c="22"/>Essais sur le prototype</text:p>
          </table:table-cell>
          <table:table-cell table:style-name="ce176" table:content-validation-name="val1" office:value-type="string" calcext:value-type="string">
            <text:p>Essai sur prototype 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/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.3 <text:s text:c="22"/>Comparaison avec le cahier des charges</text:p>
          </table:table-cell>
          <table:table-cell table:style-name="ce176" table:content-validation-name="val1" office:value-type="string" calcext:value-type="string">
            <text:p>Comparaison cahier des charg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/>
          <table:table-cell table:style-name="ce72" table:content-validation-name="val1"/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70" table:content-validation-name="val1" table:number-columns-repeated="2"/>
          <table:table-cell table:style-name="ce583" table:content-validation-name="val1" table:number-columns-repeated="40"/>
          <table:table-cell table:style-name="ce140" table:content-validation-name="val1" table:number-columns-repeated="829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7:.D89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6];[.F46])" office:value-type="float" office:value="37" calcext:value-type="float">
            <text:p>37</text:p>
          </table:table-cell>
          <table:table-cell table:style-name="ce232" table:content-validation-name="val1" table:formula="of:=MAX([.F47:.F89])" office:value-type="date" office:date-value="2018-11-06" calcext:value-type="date">
            <text:p>06-nov.-2018</text:p>
          </table:table-cell>
          <table:table-cell table:style-name="ce255" table:content-validation-name="val1" table:formula="of:=SUMPRODUCT([.G47:.G54];[.E47:.E54])/SUM([.E47:.E54])" office:value-type="percentage" office:value="1" calcext:value-type="percentage">
            <text:p>100%</text:p>
          </table:table-cell>
          <table:table-cell table:style-name="ce470" table:content-validation-name="val1" table:formula="of:=[.F46]-[.D46]+1" office:value-type="float" office:value="51" calcext:value-type="float">
            <text:p>51</text:p>
          </table:table-cell>
          <table:table-cell table:style-name="ce482" table:content-validation-name="val1" table:formula="of:=SUM([.I47:.I89])" office:value-type="float" office:value="24" calcext:value-type="float">
            <text:p>24</text:p>
          </table:table-cell>
          <table:table-cell table:style-name="ce482" table:content-validation-name="val1" table:formula="of:=SUM([.J47:.J89])" office:value-type="float" office:value="0" calcext:value-type="float">
            <text:p>0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7]&gt;0;WORKDAY([.D47];[.E47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7]);[.F47]-[.D47]+1;&quot;&quot;)">
            <text:p/>
          </table:table-cell>
          <table:table-cell table:style-name="ce478" table:content-validation-name="val1" table:formula="of:=IF(ISNUMBER([.E47]);ROUNDDOWN([.E47]*[.G47]);&quot;&quot;)">
            <text:p/>
          </table:table-cell>
          <table:table-cell table:style-name="ce490" table:content-validation-name="val1" table:formula="of:=IF(ISNUMBER([.E47]);[.E47]-[.I47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1</text:p>
          </table:table-cell>
          <table:table-cell table:style-name="ce23" table:content-validation-name="val1" office:value-type="string" calcext:value-type="string">
            <text:p>Recupérer dimenssions <text:s/>moteur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8]&gt;0;WORKDAY([.D48];[.E48]-1); &quot;&quot;)" office:value-type="date" office:date-value="2018-09-17" calcext:value-type="date">
            <text:p>17-sept.-2018</text:p>
          </table:table-cell>
          <table:table-cell table:style-name="ce31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8]);[.F48]-[.D48]+1;&quot;&quot;)" office:value-type="float" office:value="1" calcext:value-type="float">
            <text:p>1</text:p>
          </table:table-cell>
          <table:table-cell table:style-name="ce109" table:content-validation-name="val1" table:formula="of:=IF(ISNUMBER([.E48]);ROUNDDOWN([.E48]*[.G48]);&quot;&quot;)" office:value-type="float" office:value="1" calcext:value-type="float">
            <text:p>1</text:p>
          </table:table-cell>
          <table:table-cell table:style-name="ce116" table:content-validation-name="val1" table:formula="of:=IF(ISNUMBER([.E48]);[.E48]-[.I48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2</text:p>
          </table:table-cell>
          <table:table-cell table:style-name="ce23" table:content-validation-name="val1" office:value-type="string" calcext:value-type="string">
            <text:p>Réalisation du croqui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9]&gt;0;WORKDAY([.D49];[.E49]-1); &quot;&quot;)" office:value-type="date" office:date-value="2018-09-17" calcext:value-type="date">
            <text:p>17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9]);[.F49]-[.D49]+1;&quot;&quot;)" office:value-type="float" office:value="1" calcext:value-type="float">
            <text:p>1</text:p>
          </table:table-cell>
          <table:table-cell table:style-name="ce109" table:content-validation-name="val1" table:formula="of:=IF(ISNUMBER([.E49]);ROUNDDOWN([.E49]*[.G49]);&quot;&quot;)" office:value-type="float" office:value="1" calcext:value-type="float">
            <text:p>1</text:p>
          </table:table-cell>
          <table:table-cell table:style-name="ce116" table:content-validation-name="val1" table:formula="of:=IF(ISNUMBER([.E49]);[.E49]-[.I49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3</text:p>
          </table:table-cell>
          <table:table-cell table:style-name="ce23" table:content-validation-name="val1" office:value-type="string" calcext:value-type="string">
            <text:p>Modélisation Solidwork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4" calcext:value-type="float">
            <text:p>14</text:p>
          </table:table-cell>
          <table:table-cell table:style-name="ce72" table:content-validation-name="val1" table:formula="of:=IF([.E50]&gt;0;WORKDAY([.D50];[.E50]-1); &quot;&quot;)" office:value-type="date" office:date-value="2018-10-04" calcext:value-type="date">
            <text:p>04-oc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2</text:p>
          </table:table-cell>
          <table:table-cell table:style-name="ce169" table:content-validation-name="val1" office:value-type="string" calcext:value-type="string">
            <text:p>Rotation et inerti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1]&gt;0;WORKDAY([.D51];[.E51]-1); &quot;&quot;)">
            <text:p/>
          </table:table-cell>
          <table:table-cell table:style-name="ce258" table:content-validation-name="val1"/>
          <table:table-cell table:style-name="ce525" table:content-validation-name="val1" table:formula="of:=IF(ISNUMBER([.F51]);[.F51]-[.D51]+1;&quot;&quot;)">
            <text:p/>
          </table:table-cell>
          <table:table-cell table:style-name="ce478" table:content-validation-name="val1" table:formula="of:=IF(ISNUMBER([.E51]);ROUNDDOWN([.E51]*[.G51]);&quot;&quot;)">
            <text:p/>
          </table:table-cell>
          <table:table-cell table:style-name="ce490" table:content-validation-name="val1" table:formula="of:=IF(ISNUMBER([.E51]);[.E51]-[.I5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1</text:p>
          </table:table-cell>
          <table:table-cell table:style-name="ce23" table:content-validation-name="val1" office:value-type="string" calcext:value-type="string">
            <text:p>Modélisation Meca3D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2]&gt;0;WORKDAY([.D52];[.E52]-1); &quot;&quot;)">
            <text:p/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2]);[.F52]-[.D52]+1;&quot;&quot;)">
            <text:p/>
          </table:table-cell>
          <table:table-cell table:style-name="ce109" table:content-validation-name="val1" table:formula="of:=IF(ISNUMBER([.E52]);ROUNDDOWN([.E52]*[.G52]);&quot;&quot;)">
            <text:p/>
          </table:table-cell>
          <table:table-cell table:style-name="ce116" table:content-validation-name="val1" table:formula="of:=IF(ISNUMBER([.E52]);[.E52]-[.I5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2</text:p>
          </table:table-cell>
          <table:table-cell table:style-name="ce23" table:content-validation-name="val1" office:value-type="string" calcext:value-type="string">
            <text:p>Essais sur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3]&gt;0;WORKDAY([.D53];[.E53]-1); &quot;&quot;)">
            <text:p/>
          </table:table-cell>
          <table:table-cell table:style-name="ce32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3]);[.F53]-[.D53]+1;&quot;&quot;)">
            <text:p/>
          </table:table-cell>
          <table:table-cell table:style-name="ce109" table:content-validation-name="val1" table:formula="of:=IF(ISNUMBER([.E53]);ROUNDDOWN([.E53]*[.G53]);&quot;&quot;)">
            <text:p/>
          </table:table-cell>
          <table:table-cell table:style-name="ce116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3</text:p>
          </table:table-cell>
          <table:table-cell table:style-name="ce23" table:content-validation-name="val1" office:value-type="string" calcext:value-type="string">
            <text:p>Relever données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4]&gt;0;WORKDAY([.D54];[.E54]-1); &quot;&quot;)">
            <text:p/>
          </table:table-cell>
          <table:table-cell table:style-name="ce32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4]);[.F54]-[.D54]+1;&quot;&quot;)">
            <text:p/>
          </table:table-cell>
          <table:table-cell table:style-name="ce109" table:content-validation-name="val1" table:formula="of:=IF(ISNUMBER([.E54]);ROUNDDOWN([.E54]*[.G54]);&quot;&quot;)">
            <text:p/>
          </table:table-cell>
          <table:table-cell table:style-name="ce116" table:content-validation-name="val1" table:formula="of:=IF(ISNUMBER([.E54]);[.E54]-[.I5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56:.D92])" office:value-type="date" office:date-value="2018-10-29" calcext:value-type="date">
            <text:p>29-oct.-2018</text:p>
          </table:table-cell>
          <table:table-cell table:style-name="ce156" table:content-validation-name="val1" table:formula="of:=NETWORKDAYS([.D55];[.F55])" office:value-type="float" office:value="7" calcext:value-type="float">
            <text:p>7</text:p>
          </table:table-cell>
          <table:table-cell table:style-name="ce232" table:content-validation-name="val1" table:formula="of:=MAX([.F56:.F92])" office:value-type="date" office:date-value="2018-11-06" calcext:value-type="date">
            <text:p>06-nov.-2018</text:p>
          </table:table-cell>
          <table:table-cell table:style-name="ce323" table:content-validation-name="val1" table:formula="of:=SUMPRODUCT([.G56:.G64];[.E56:.E64])/SUM([.E56:.E64])" office:value-type="percentage" office:value="1" calcext:value-type="percentage">
            <text:p>100%</text:p>
          </table:table-cell>
          <table:table-cell table:style-name="ce470" table:content-validation-name="val1" table:formula="of:=[.F55]-[.D55]+1" office:value-type="float" office:value="9" calcext:value-type="float">
            <text:p>9</text:p>
          </table:table-cell>
          <table:table-cell table:style-name="ce482" table:content-validation-name="val1" table:formula="of:=SUM([.I56:.I92])" office:value-type="float" office:value="11" calcext:value-type="float">
            <text:p>11</text:p>
          </table:table-cell>
          <table:table-cell table:style-name="ce482" table:content-validation-name="val1" table:formula="of:=SUM([.J56:.J92]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Setup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6]&gt;0;WORKDAY([.D56];[.E5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6]);[.F56]-[.D56]+1;&quot;&quot;)">
            <text:p/>
          </table:table-cell>
          <table:table-cell table:style-name="ce478" table:content-validation-name="val1" table:formula="of:=IF(ISNUMBER([.E56]);ROUNDDOWN([.E56]*[.G56]);&quot;&quot;)">
            <text:p/>
          </table:table-cell>
          <table:table-cell table:style-name="ce490" table:content-validation-name="val1" table:formula="of:=IF(ISNUMBER([.E56]);[.E56]-[.I5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Optimiser le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7]&gt;0;WORKDAY([.D57];[.E57]-1); &quot;&quot;)">
            <text:p/>
          </table:table-cell>
          <table:table-cell table:style-name="ce259" table:content-validation-name="val1" office:value-type="percentage" office:value="0.5" calcext:value-type="percentage">
            <text:p>50%</text:p>
          </table:table-cell>
          <table:table-cell table:style-name="ce101" table:content-validation-name="val1" table:formula="of:=IF(ISNUMBER([.F57]);[.F57]-[.D57]+1;&quot;&quot;)">
            <text:p/>
          </table:table-cell>
          <table:table-cell table:style-name="ce109" table:content-validation-name="val1" table:formula="of:=IF(ISNUMBER([.E57]);ROUNDDOWN([.E57]*[.G57]);&quot;&quot;)">
            <text:p/>
          </table:table-cell>
          <table:table-cell table:style-name="ce116" table:content-validation-name="val1" table:formula="of:=IF(ISNUMBER([.E57]);[.E57]-[.I57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Connexion à distance 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0-29" calcext:value-type="date">
            <text:p>29-oc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8]&gt;0;WORKDAY([.D58];[.E58]-1); &quot;&quot;)" office:value-type="date" office:date-value="2018-10-29" calcext:value-type="date">
            <text:p>29-oct.-2018</text:p>
          </table:table-cell>
          <table:table-cell table:style-name="ce259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58]);[.F58]-[.D58]+1;&quot;&quot;)" office:value-type="float" office:value="1" calcext:value-type="float">
            <text:p>1</text:p>
          </table:table-cell>
          <table:table-cell table:style-name="ce109" table:content-validation-name="val1" table:formula="of:=IF(ISNUMBER([.E58]);ROUNDDOWN([.E58]*[.G58]);&quot;&quot;)" office:value-type="float" office:value="1" calcext:value-type="float">
            <text:p>1</text:p>
          </table:table-cell>
          <table:table-cell table:style-name="ce116" table:content-validation-name="val1" table:formula="of:=IF(ISNUMBER([.E58]);[.E58]-[.I58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Camer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9]&gt;0;WORKDAY([.D59];[.E5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9]);[.F59]-[.D59]+1;&quot;&quot;)">
            <text:p/>
          </table:table-cell>
          <table:table-cell table:style-name="ce478" table:content-validation-name="val1" table:formula="of:=IF(ISNUMBER([.E59]);ROUNDDOWN([.E59]*[.G59]);&quot;&quot;)">
            <text:p/>
          </table:table-cell>
          <table:table-cell table:style-name="ce490" table:content-validation-name="val1" table:formula="of:=IF(ISNUMBER([.E59]);[.E59]-[.I5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Code Camera 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0-29" calcext:value-type="date">
            <text:p>29-oct.-2018</text:p>
          </table:table-cell>
          <table:table-cell table:style-name="ce60" table:content-validation-name="val1"/>
          <table:table-cell table:style-name="ce72" table:content-validation-name="val1" table:formula="of:=IF([.E60]&gt;0;WORKDAY([.D60];[.E60]-1); &quot;&quot;)">
            <text:p/>
          </table:table-cell>
          <table:table-cell table:style-name="ce261" table:content-validation-name="val1" office:value-type="percentage" office:value="0.9" calcext:value-type="percentage">
            <text:p>90%</text:p>
          </table:table-cell>
          <table:table-cell table:style-name="ce101" table:content-validation-name="val1" table:formula="of:=IF(ISNUMBER([.F60]);[.F60]-[.D60]+1;&quot;&quot;)">
            <text:p/>
          </table:table-cell>
          <table:table-cell table:style-name="ce109" table:content-validation-name="val1" table:formula="of:=IF(ISNUMBER([.E60]);ROUNDDOWN([.E60]*[.G60]);&quot;&quot;)">
            <text:p/>
          </table:table-cell>
          <table:table-cell table:style-name="ce116" table:content-validation-name="val1" table:formula="of:=IF(ISNUMBER([.E60]);[.E60]-[.I6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Support Camera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1]&gt;0;WORKDAY([.D61];[.E61]-1); &quot;&quot;)">
            <text:p/>
          </table:table-cell>
          <table:table-cell table:style-name="ce26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1]);[.F61]-[.D61]+1;&quot;&quot;)">
            <text:p/>
          </table:table-cell>
          <table:table-cell table:style-name="ce109" table:content-validation-name="val1" table:formula="of:=IF(ISNUMBER([.E61]);ROUNDDOWN([.E61]*[.G61]);&quot;&quot;)">
            <text:p/>
          </table:table-cell>
          <table:table-cell table:style-name="ce116" table:content-validation-name="val1" table:formula="of:=IF(ISNUMBER([.E61]);[.E61]-[.I6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2]&gt;0;WORKDAY([.D62];[.E6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2]);[.F62]-[.D62]+1;&quot;&quot;)">
            <text:p/>
          </table:table-cell>
          <table:table-cell table:style-name="ce478" table:content-validation-name="val1" table:formula="of:=IF(ISNUMBER([.E62]);ROUNDDOWN([.E62]*[.G62]);&quot;&quot;)">
            <text:p/>
          </table:table-cell>
          <table:table-cell table:style-name="ce490" table:content-validation-name="val1" table:formula="of:=IF(ISNUMBER([.E62]);[.E62]-[.I6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0-29" calcext:value-type="date">
            <text:p>29-oct.-2018</text:p>
          </table:table-cell>
          <table:table-cell table:style-name="ce60" table:content-validation-name="val1" office:value-type="float" office:value="7" calcext:value-type="float">
            <text:p>7</text:p>
          </table:table-cell>
          <table:table-cell table:style-name="ce72" table:content-validation-name="val1" table:formula="of:=IF([.E63]&gt;0;WORKDAY([.D63];[.E63]-1); &quot;&quot;)" office:value-type="date" office:date-value="2018-11-06" calcext:value-type="date">
            <text:p>06-nov.-2018</text:p>
          </table:table-cell>
          <table:table-cell table:style-name="ce26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3]);[.F63]-[.D63]+1;&quot;&quot;)" office:value-type="float" office:value="9" calcext:value-type="float">
            <text:p>9</text:p>
          </table:table-cell>
          <table:table-cell table:style-name="ce109" table:content-validation-name="val1" table:formula="of:=IF(ISNUMBER([.E63]);ROUNDDOWN([.E63]*[.G63]);&quot;&quot;)" office:value-type="float" office:value="7" calcext:value-type="float">
            <text:p>7</text:p>
          </table:table-cell>
          <table:table-cell table:style-name="ce116" table:content-validation-name="val1" table:formula="of:=IF(ISNUMBER([.E63]);[.E63]-[.I63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Code I2C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1-05" calcext:value-type="date">
            <text:p>05-nov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4]&gt;0;WORKDAY([.D64];[.E64]-1); &quot;&quot;)" office:value-type="date" office:date-value="2018-11-05" calcext:value-type="date">
            <text:p>05-nov.-2018</text:p>
          </table:table-cell>
          <table:table-cell table:style-name="ce26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4]);[.F64]-[.D64]+1;&quot;&quot;)" office:value-type="float" office:value="1" calcext:value-type="float">
            <text:p>1</text:p>
          </table:table-cell>
          <table:table-cell table:style-name="ce109" table:content-validation-name="val1" table:formula="of:=IF(ISNUMBER([.E64]);ROUNDDOWN([.E64]*[.G64]);&quot;&quot;)" office:value-type="float" office:value="1" calcext:value-type="float">
            <text:p>1</text:p>
          </table:table-cell>
          <table:table-cell table:style-name="ce116" table:content-validation-name="val1" table:formula="of:=IF(ISNUMBER([.E64]);[.E64]-[.I6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66:.D104])" office:value-type="date" office:date-value="2018-11-05" calcext:value-type="date">
            <text:p>05-nov.-2018</text:p>
          </table:table-cell>
          <table:table-cell table:style-name="ce156" table:content-validation-name="val1" table:formula="of:=NETWORKDAYS([.D65];[.F65])" office:value-type="float" office:value="1" calcext:value-type="float">
            <text:p>1</text:p>
          </table:table-cell>
          <table:table-cell table:style-name="ce232" table:content-validation-name="val1" table:formula="of:=MAX([.F66:.F104])" office:value-type="date" office:date-value="2018-11-05" calcext:value-type="date">
            <text:p>05-nov.-2018</text:p>
          </table:table-cell>
          <table:table-cell table:style-name="ce475" table:content-validation-name="val1" table:formula="of:=SUMPRODUCT([.G66:.G74];[.E66:.E74])/SUM([.E66:.E74])" office:value-type="percentage" office:value="1" calcext:value-type="percentage">
            <text:p>100%</text:p>
          </table:table-cell>
          <table:table-cell table:style-name="ce470" table:content-validation-name="val1" table:formula="of:=[.F65]-[.D65]+1" office:value-type="float" office:value="1" calcext:value-type="float">
            <text:p>1</text:p>
          </table:table-cell>
          <table:table-cell table:style-name="ce482" table:content-validation-name="val1" table:formula="of:=SUM([.I66:.I104])" office:value-type="float" office:value="1" calcext:value-type="float">
            <text:p>1</text:p>
          </table:table-cell>
          <table:table-cell table:style-name="ce482" table:content-validation-name="val1" table:formula="of:=SUM([.J66:.J104]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6]&gt;0;WORKDAY([.D66];[.E6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6]);[.F66]-[.D66]+1;&quot;&quot;)">
            <text:p/>
          </table:table-cell>
          <table:table-cell table:style-name="ce478" table:content-validation-name="val1" table:formula="of:=IF(ISNUMBER([.E66]);ROUNDDOWN([.E66]*[.G66]);&quot;&quot;)">
            <text:p/>
          </table:table-cell>
          <table:table-cell table:style-name="ce490" table:content-validation-name="val1" table:formula="of:=IF(ISNUMBER([.E66]);[.E66]-[.I6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Code I2C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11-05" calcext:value-type="date">
            <text:p>05-nov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7]&gt;0;WORKDAY([.D67];[.E67]-1); &quot;&quot;)" office:value-type="date" office:date-value="2018-11-05" calcext:value-type="date">
            <text:p>05-nov.-2018</text:p>
          </table:table-cell>
          <table:table-cell table:style-name="ce26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67]);[.F67]-[.D67]+1;&quot;&quot;)" office:value-type="float" office:value="1" calcext:value-type="float">
            <text:p>1</text:p>
          </table:table-cell>
          <table:table-cell table:style-name="ce109" table:content-validation-name="val1" table:formula="of:=IF(ISNUMBER([.E67]);ROUNDDOWN([.E67]*[.G67]);&quot;&quot;)" office:value-type="float" office:value="1" calcext:value-type="float">
            <text:p>1</text:p>
          </table:table-cell>
          <table:table-cell table:style-name="ce116" table:content-validation-name="val1" table:formula="of:=IF(ISNUMBER([.E67]);[.E67]-[.I67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8]&gt;0;WORKDAY([.D68];[.E68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8]);[.F68]-[.D68]+1;&quot;&quot;)">
            <text:p/>
          </table:table-cell>
          <table:table-cell table:style-name="ce478" table:content-validation-name="val1" table:formula="of:=IF(ISNUMBER([.E68]);ROUNDDOWN([.E68]*[.G68]);&quot;&quot;)">
            <text:p/>
          </table:table-cell>
          <table:table-cell table:style-name="ce490" table:content-validation-name="val1" table:formula="of:=IF(ISNUMBER([.E68]);[.E68]-[.I6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9]&gt;0;WORKDAY([.D69];[.E69]-1); &quot;&quot;)">
            <text:p/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9]);[.F69]-[.D69]+1;&quot;&quot;)">
            <text:p/>
          </table:table-cell>
          <table:table-cell table:style-name="ce109" table:content-validation-name="val1" table:formula="of:=IF(ISNUMBER([.E69]);ROUNDDOWN([.E69]*[.G69]);&quot;&quot;)">
            <text:p/>
          </table:table-cell>
          <table:table-cell table:style-name="ce116" table:content-validation-name="val1" table:formula="of:=IF(ISNUMBER([.E69]);[.E69]-[.I6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0]&gt;0;WORKDAY([.D70];[.E70]-1); &quot;&quot;)">
            <text:p/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0]);[.F70]-[.D70]+1;&quot;&quot;)">
            <text:p/>
          </table:table-cell>
          <table:table-cell table:style-name="ce109" table:content-validation-name="val1" table:formula="of:=IF(ISNUMBER([.E70]);ROUNDDOWN([.E70]*[.G70]);&quot;&quot;)">
            <text:p/>
          </table:table-cell>
          <table:table-cell table:style-name="ce116" table:content-validation-name="val1" table:formula="of:=IF(ISNUMBER([.E70]);[.E70]-[.I7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1]&gt;0;WORKDAY([.D71];[.E71]-1); &quot;&quot;)">
            <text:p/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>
            <text:p/>
          </table:table-cell>
          <table:table-cell table:style-name="ce109" table:content-validation-name="val1" table:formula="of:=IF(ISNUMBER([.E71]);ROUNDDOWN([.E71]*[.G71]);&quot;&quot;)">
            <text:p/>
          </table:table-cell>
          <table:table-cell table:style-name="ce116" table:content-validation-name="val1" table:formula="of:=IF(ISNUMBER([.E71]);[.E71]-[.I7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72]&gt;0;WORKDAY([.D72];[.E7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72]);[.F72]-[.D72]+1;&quot;&quot;)">
            <text:p/>
          </table:table-cell>
          <table:table-cell table:style-name="ce478" table:content-validation-name="val1" table:formula="of:=IF(ISNUMBER([.E72]);ROUNDDOWN([.E72]*[.G72]);&quot;&quot;)">
            <text:p/>
          </table:table-cell>
          <table:table-cell table:style-name="ce490" table:content-validation-name="val1" table:formula="of:=IF(ISNUMBER([.E72]);[.E72]-[.I7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3]&gt;0;WORKDAY([.D73];[.E73]-1); &quot;&quot;)">
            <text:p/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3]);[.F73]-[.D73]+1;&quot;&quot;)">
            <text:p/>
          </table:table-cell>
          <table:table-cell table:style-name="ce109" table:content-validation-name="val1" table:formula="of:=IF(ISNUMBER([.E73]);ROUNDDOWN([.E73]*[.G73]);&quot;&quot;)">
            <text:p/>
          </table:table-cell>
          <table:table-cell table:style-name="ce116" table:content-validation-name="val1" table:formula="of:=IF(ISNUMBER([.E73]);[.E73]-[.I7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74]&gt;0;WORKDAY([.D74];[.E74]-1); &quot;&quot;)">
            <text:p/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4]);[.F74]-[.D74]+1;&quot;&quot;)">
            <text:p/>
          </table:table-cell>
          <table:table-cell table:style-name="ce109" table:content-validation-name="val1" table:formula="of:=IF(ISNUMBER([.E74]);ROUNDDOWN([.E74]*[.G74]);&quot;&quot;)">
            <text:p/>
          </table:table-cell>
          <table:table-cell table:style-name="ce116" table:content-validation-name="val1" table:formula="of:=IF(ISNUMBER([.E74]);[.E74]-[.I7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4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73">
          <table:table-cell table:content-validation-name="val1" table:number-columns-repeated="1024"/>
        </table:table-row>
        <table:table-row table:style-name="ro10" table:number-rows-repeated="2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46:'Gantt Chart'.GI77 'Gantt Chart'.K13:'Gantt Chart'.GI13 'Gantt Chart'.K15:'Gantt Chart'.GI27 'Gantt Chart'.K8:'Gantt Chart'.GI11 'Gantt Chart'.L29:'Gantt Chart'.GI30 'Gantt Chart'.K32:'Gantt Chart'.GI41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46:'Gantt Chart'.GI77 'Gantt Chart'.K13:'Gantt Chart'.GI13 'Gantt Chart'.K15:'Gantt Chart'.GI27 'Gantt Chart'.K11:'Gantt Chart'.GI11 'Gantt Chart'.L29:'Gantt Chart'.GI30 'Gantt Chart'.K32:'Gantt Chart'.GI41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75:'Gantt Chart'.G77 'Gantt Chart'.F3:'Gantt Chart'.F3 'Gantt Chart'.G13:'Gantt Chart'.G13 'Gantt Chart'.G21:'Gantt Chart'.G21 'Gantt Chart'.G10:'Gantt Chart'.G11 'Gantt Chart'.G15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1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1"/>
        <table:named-range table:name="Print_Area" table:base-cell-address="$'Gantt Chart'.$A$1" table:cell-range-address="$'Gantt Chart'.$A$1:.$GI$41"/>
        <table:named-range table:name="Tasks_Due_Dates" table:base-cell-address="$'Gantt Chart'.$F$30" table:cell-range-address="$'Gantt Chart'.$F$11:.$F$41"/>
        <table:named-range table:name="Tasks_Duration" table:base-cell-address="$'Gantt Chart'.$E$30" table:cell-range-address="$'Gantt Chart'.$E$11:.$E$41"/>
        <table:named-range table:name="Tasks_Percent_Complete" table:base-cell-address="$'Gantt Chart'.$D$11" table:cell-range-address="$'Gantt Chart'.$G$11:.$G$41"/>
        <table:named-range table:name="Tasks_Start_Dates" table:base-cell-address="$'Gantt Chart'.$D$11" table:cell-range-address="$'Gantt Chart'.$D$11:.$D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7:22:49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7M42S</meta:editing-duration>
    <meta:editing-cycles>235</meta:editing-cycles>
    <meta:generator>LibreOffice/5.3.6.1$Windows_X86_64 LibreOffice_project/686f202eff87ef707079aeb7f485847613344eb7</meta:generator>
    <dc:date>2018-11-12T17:23:30.582000000</dc:date>
    <meta:document-statistic meta:table-count="1" meta:cell-count="1087" meta:object-count="0"/>
    <meta:user-defined meta:name="Info 1"/>
    <meta:user-defined meta:name="Info 2"/>
    <meta:user-defined meta:name="Info 3"/>
    <meta:user-defined meta:name="Info 4"/>
  </office:meta>
</office:document-meta>
</file>